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宋体" svg:font-family="新宋体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24.5mm"/>
    </style:style>
    <style:style style:name="co4" style:family="table-column">
      <style:table-column-properties fo:break-before="auto" style:column-width="44.03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8.36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71mm" fo:break-before="auto" style:use-optimal-row-height="false"/>
    </style:style>
    <style:style style:name="ro6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新宋体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name-asian="ＭＳ Ｐゴシック" style:font-size-asian="12pt" style:font-name-complex="Lucida Sans" style:font-size-complex="12pt"/>
    </style:style>
    <style:style style:name="ce40" style:family="table-cell" style:parent-style-name="Default">
      <style:table-cell-properties fo:border="none"/>
      <style:text-properties fo:font-size="12pt" style:font-size-asian="12pt" style:font-size-complex="12pt"/>
    </style:style>
    <style:style style:name="gr1" style:family="graphic">
      <style:graphic-properties draw:stroke="solid" svg:stroke-width="1mm" svg:stroke-color="#000000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3.92mm" fo:min-width="9.36mm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6.25mm" fo:min-width="1.92mm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7.27mm" fo:min-width="1.84mm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7.07mm" fo:min-width="31.49mm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3.92mm" fo:min-width="7.82mm"/>
    </style:style>
    <style:style style:name="gr7" style:family="graphic">
      <style:graphic-properties svg:stroke-width="1mm" svg:stroke-color="#000000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9.1mm" fo:min-width="1.84m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siness assumption " table:style-name="ta1" table:print="false">
        <table:shapes>
          <draw:polyline draw:z-index="0" draw:style-name="gr1" draw:text-style-name="P1" svg:width="76.01mm" svg:height="279.81mm" draw:transform="skewX (-0.00541052068118242) rotate (-3.13653119875901) translate (85.9261672718612mm 353.098426579235mm)" svg:viewBox="0 0 7602 27982" draw:points="181,1 7602,0 7252,27980 0,27944 0,27982">
            <text:p/>
          </draw:polyline>
          <draw:custom-shape draw:z-index="1" draw:style-name="gr2" draw:text-style-name="P2" svg:width="9.36mm" svg:height="3.92mm" svg:x="78.85mm" svg:y="71.39mm">
            <text:p/>
            <draw:enhanced-geometry svg:viewBox="0 0 21600 21600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2" svg:width="1.92mm" svg:height="6.25mm" svg:x="123.09mm" svg:y="85.45mm">
            <text:p/>
            <draw:enhanced-geometry svg:viewBox="0 0 21600 21600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4" draw:text-style-name="P2" svg:width="1.84mm" svg:height="7.27mm" svg:x="123.18mm" svg:y="112.42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4" draw:style-name="gr4" draw:text-style-name="P2" svg:width="1.84mm" svg:height="7.27mm" svg:x="123.18mm" svg:y="142.46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5" draw:style-name="gr4" draw:text-style-name="P2" svg:width="1.84mm" svg:height="7.27mm" svg:x="120.88mm" svg:y="169.76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6" draw:style-name="gr4" draw:text-style-name="P2" svg:width="1.84mm" svg:height="7.27mm" svg:x="119.04mm" svg:y="198.88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7" draw:style-name="gr5" draw:text-style-name="P4" svg:width="62.97mm" svg:height="34.13mm" svg:x="88.99mm" svg:y="209.54mm">
            <text:p text:style-name="P3">Demands <text:s/>in step 3,4 </text:p>
            <text:p text:style-name="P3"><text:s text:c="4"/>are satisfied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polyline draw:z-index="8" draw:style-name="gr1" draw:text-style-name="P1" svg:width="13.65mm" svg:height="40.33mm" draw:transform="skewX (0.00942477796076938) rotate (3.1379274621606) translate (172.820812672726mm 226.962243140009mm)" svg:viewBox="0 0 1366 4034" draw:points="1333,1 0,0 63,4034 1366,4029 1366,4034">
            <text:p/>
          </draw:polyline>
          <draw:custom-shape draw:z-index="9" draw:style-name="gr6" draw:text-style-name="P2" svg:width="7.82mm" svg:height="3.92mm" svg:x="156.27mm" svg:y="185.22mm">
            <text:p/>
            <draw:enhanced-geometry svg:viewBox="0 0 21600 21600" draw:mirror-horizontal="true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0" draw:style-name="gr4" draw:text-style-name="P2" svg:width="1.84mm" svg:height="7.27mm" svg:x="119.04mm" svg:y="244.39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4" draw:text-style-name="P2" svg:width="1.84mm" svg:height="7.27mm" svg:x="119.04mm" svg:y="270.8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2" draw:style-name="gr5" draw:text-style-name="P5" svg:width="62.97mm" svg:height="34.13mm" svg:x="88.26mm" svg:y="283.08mm">
            <text:p text:style-name="P3">Emergency including </text:p>
            <text:p text:style-name="P3">switching,leaving</text:p>
            <text:p text:style-name="P3"><text:s text:c="9"/>happens 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3" draw:style-name="gr4" draw:text-style-name="P2" svg:width="1.84mm" svg:height="7.27mm" svg:x="118.12mm" svg:y="321.31mm">
            <text:p/>
            <draw:enhanced-geometry svg:viewBox="0 0 21600 21600" draw:mirror-horizontal="false" draw:mirror-vertical="fals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4" draw:style-name="gr5" draw:text-style-name="P5" svg:width="62.97mm" svg:height="34.13mm" svg:x="86.88mm" svg:y="336.34mm">
            <text:p text:style-name="P3">A rostering cycle finish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z-index="15" draw:style-name="gr7" draw:text-style-name="P6" svg:x1="201.77mm" svg:y1="353.15mm" svg:x2="202.24mm" svg:y2="279.43mm">
            <text:p/>
          </draw:line>
          <draw:line draw:z-index="16" draw:style-name="gr7" draw:text-style-name="P6" svg:x1="136.49mm" svg:y1="278.2mm" svg:x2="201.76mm" svg:y2="279.56mm">
            <text:p/>
          </draw:line>
          <draw:line draw:z-index="17" draw:style-name="gr7" draw:text-style-name="P6" svg:x1="47.34mm" svg:y1="300.37mm" svg:x2="85.96mm" svg:y2="299.91mm">
            <text:p/>
          </draw:line>
          <draw:custom-shape draw:z-index="18" draw:style-name="gr8" draw:text-style-name="P2" svg:width="1.84mm" svg:height="9.1mm" svg:x="47.34mm" svg:y="253.04mm">
            <text:p/>
            <draw:enhanced-geometry svg:viewBox="0 0 21600 21600" draw:mirror-horizontal="false" draw:mirror-vertical="tru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9" draw:style-name="gr8" draw:text-style-name="P2" svg:width="1.84mm" svg:height="9.1mm" svg:x="44.58mm" svg:y="226.19mm">
            <text:p/>
            <draw:enhanced-geometry svg:viewBox="0 0 21600 21600" draw:mirror-horizontal="false" draw:mirror-vertical="true" draw:text-areas="?f0 0 ?f2 ?f5" draw:type="down-arrow" draw:modifiers="12777.217249796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20" draw:style-name="gr6" draw:text-style-name="P2" svg:width="7.82mm" svg:height="3.92mm" svg:x="132.37mm" svg:y="276.7mm">
            <text:p/>
            <draw:enhanced-geometry svg:viewBox="0 0 21600 21600" draw:mirror-horizontal="true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21" draw:style-name="gr7" draw:text-style-name="P6" svg:x1="149.38mm" svg:y1="353.17mm" svg:x2="201.77mm" svg:y2="353.15mm">
            <text:p/>
          </draw:line>
          <draw:line draw:z-index="22" draw:style-name="gr7" draw:text-style-name="P6" svg:x1="46.42mm" svg:y1="186.14mm" svg:x2="85.04mm" svg:y2="185.68mm">
            <text:p/>
          </draw:line>
          <draw:line draw:z-index="23" draw:style-name="gr7" draw:text-style-name="P6" svg:x1="46.42mm" svg:y1="208.89mm" svg:x2="46.42mm" svg:y2="185.23mm">
            <text:p/>
          </draw:line>
          <draw:custom-shape draw:z-index="24" draw:style-name="gr2" draw:text-style-name="P2" svg:width="9.36mm" svg:height="3.92mm" svg:x="80.43mm" svg:y="183.86mm">
            <text:p/>
            <draw:enhanced-geometry svg:viewBox="0 0 21600 21600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z-index="25" draw:style-name="gr7" draw:text-style-name="P6" svg:x1="47.34mm" svg:y1="301.28mm" svg:x2="48.72mm" svg:y2="259.87mm">
            <text:p/>
          </draw:line>
        </table:shapes>
        <table:table-column table:style-name="co1" table:number-columns-repeated="7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number-columns-repeated="10" table:default-cell-style-name="ce6"/>
        <table:table-column table:style-name="co2" table:number-columns-repeated="1002" table:default-cell-style-name="ce6"/>
        <table:table-row table:style-name="ro1">
          <table:table-cell table:style-name="ce3"/>
          <table:table-cell table:number-columns-repeated="10"/>
          <table:table-cell table:style-name="ce12"/>
          <table:table-cell table:style-name="ce5" office:value-type="string" calcext:value-type="string" table:number-columns-spanned="9" table:number-rows-spanned="1">
            <text:p>Details</text:p>
          </table:table-cell>
          <table:covered-table-cell table:number-columns-repeated="8"/>
          <table:table-cell table:number-columns-repeated="100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453</text:p>
          </table:table-cell>
          <table:covered-table-cell table:number-columns-repeated="2" table:style-name="ce19"/>
          <table:table-cell table:number-columns-repeated="7"/>
          <table:table-cell table:style-name="ce13" office:value-type="string" calcext:value-type="string">
            <text:p>Introduction: Outline of business assumed. (Industry, sales account, employee number etc.)</text:p>
          </table:table-cell>
          <table:table-cell table:style-name="ce33"/>
          <table:table-cell table:style-name="ce40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HongYu</text:p>
          </table:table-cell>
          <table:covered-table-cell table:number-columns-repeated="2" table:style-name="ce19"/>
          <table:table-cell table:number-columns-repeated="7"/>
          <table:table-cell table:style-name="ce14"/>
          <table:table-cell table:style-name="ce7" office:value-type="string" calcext:value-type="string" table:number-columns-spanned="9" table:number-rows-spanned="3">
            <text:p>Our product is designed for rostering nurses in hospital and the matron who rosters the nurses is the main target user.</text:p>
          </table:table-cell>
          <table:covered-table-cell table:number-columns-repeated="2" table:style-name="ce40"/>
          <table:covered-table-cell table:number-columns-repeated="6"/>
          <table:table-cell table:number-columns-repeated="1003"/>
        </table:table-row>
        <table:table-row table:style-name="ro4">
          <table:table-cell table:number-columns-repeated="12"/>
          <table:covered-table-cell table:number-columns-repeated="9"/>
          <table:table-cell table:number-columns-repeated="1003"/>
        </table:table-row>
        <table:table-row table:style-name="ro5">
          <table:table-cell/>
          <table:table-cell table:style-name="ce8"/>
          <table:table-cell table:number-columns-repeated="10"/>
          <table:covered-table-cell table:style-name="ce8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Business flow</text:p>
          </table:table-cell>
          <table:covered-table-cell office:value-type="string" calcext:value-type="string">
            <text:p>業務フロー</text:p>
          </table:covered-table-cell>
          <table:covered-table-cell table:number-columns-repeated="2" table:style-name="ce25"/>
          <table:covered-table-cell table:number-columns-repeated="5"/>
          <table:table-cell table:number-columns-repeated="1014"/>
        </table:table-row>
        <table:table-row table:style-name="ro6">
          <table:table-cell table:number-columns-repeated="3"/>
          <table:table-cell table:style-name="ce26"/>
          <table:table-cell table:number-columns-repeated="7"/>
          <table:table-cell table:style-name="ce15" office:value-type="string" calcext:value-type="string">
            <text:p>Business</text:p>
            <text:p> Number</text:p>
          </table:table-cell>
          <table:table-cell table:style-name="ce17" office:value-type="string" calcext:value-type="string" table:number-columns-spanned="2" table:number-rows-spanned="1">
            <text:p>Business overview</text:p>
            <text:p>(What?How often?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eople</text:p>
            <text:p>(User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urpose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roblem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Needs </text:p>
            <text:p>(What’s the real needs?)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１：Decide shift type</text:p>
          </table:table-cell>
          <table:covered-table-cell table:number-columns-repeated="2"/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style-name="ce35" office:value-type="string" calcext:value-type="string" table:number-columns-spanned="2" table:number-rows-spanned="1">
            <text:p>Decide shift type</text:p>
            <text:p>(seldom changed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 a reasonable shif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judge the strategy without feedback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taff’s feedback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2" calcext:value-type="float">
            <text:p>2</text:p>
          </table:table-cell>
          <table:table-cell table:style-name="ce35" office:value-type="string" calcext:value-type="string" table:number-columns-spanned="2" table:number-rows-spanned="1">
            <text:p>Design shift cycle or rules </text:p>
            <text:p>(seldom changed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 a reasonable shif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judge the strategy without feedback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taff’s feedback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2：Design shift cycle or rules </text:p>
          </table:table-cell>
          <table:covered-table-cell table:style-name="Default"/>
          <table:covered-table-cell/>
          <table:table-cell table:number-columns-repeated="4"/>
          <table:table-cell table:style-name="ce21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Decide each shift’s demand</text:p>
            <text:p>(often,each rostering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ke sure the work demand can be mee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judge the strategy without feedback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Staff’s feedback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 table:number-columns-spanned="2" table:number-rows-spanned="1">
            <text:p>Decide the limit of time for each staff</text:p>
            <text:p>(seldom changed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out breaking laws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3：Decide each shift’s demand</text:p>
          </table:table-cell>
          <table:covered-table-cell table:number-columns-repeated="2"/>
          <table:table-cell table:number-columns-repeated="4"/>
          <table:table-cell table:style-name="ce21" office:value-type="float" office:value="5" calcext:value-type="float">
            <text:p>5</text:p>
          </table:table-cell>
          <table:table-cell table:style-name="ce17" office:value-type="string" calcext:value-type="string" table:number-columns-spanned="2" table:number-rows-spanned="1">
            <text:p>Roster the staff</text:p>
            <text:p>(often,each rostering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Maximize the working efficiency with a reasonable shift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’s hard to roster by human combining big various information;The staff’s preference should be take in count.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A reasonable rostering table meet demands and limit, and make the staff satisified if possible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6" calcext:value-type="float">
            <text:p>6</text:p>
          </table:table-cell>
          <table:table-cell table:style-name="ce17" office:value-type="string" calcext:value-type="string" table:number-columns-spanned="2" table:number-rows-spanned="1">
            <text:p>Print and distribute the rostering table</text:p>
            <text:p>(often,each rostering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Notice the staff with the rostering result in time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The low efficient method wastes time and money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A immediate notice to every staff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10" office:value-type="string" calcext:value-type="string" table:number-columns-spanned="3" table:number-rows-spanned="1">
            <text:p>4：Decide the limit of time for each staff</text:p>
          </table:table-cell>
          <table:covered-table-cell table:number-columns-repeated="2"/>
          <table:table-cell table:number-columns-repeated="4"/>
          <table:table-cell table:style-name="ce21" office:value-type="float" office:value="7" calcext:value-type="float">
            <text:p>7</text:p>
          </table:table-cell>
          <table:table-cell table:style-name="ce35" office:value-type="string" calcext:value-type="string" table:number-columns-spanned="2" table:number-rows-spanned="1">
            <text:p>Apply for emergency including switching and leaving(depends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Nurse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Ask for leaving or switching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Low efficiency to find one to switch for</text:p>
          </table:table-cell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 office:value-type="float" office:value="8" calcext:value-type="float">
            <text:p>8</text:p>
          </table:table-cell>
          <table:table-cell table:style-name="ce36" office:value-type="string" calcext:value-type="string" table:number-columns-spanned="2" table:number-rows-spanned="1">
            <text:p>Approve for application(depends)</text:p>
          </table:table-cell>
          <table:covered-table-cell table:style-name="ce19"/>
          <table:table-cell table:style-name="ce36" office:value-type="string" calcext:value-type="string" table:number-columns-spanned="2" table:number-rows-spanned="1">
            <text:p>Matron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Handle the application and adjust the rostering</text:p>
          </table:table-cell>
          <table:covered-table-cell table:style-name="ce19"/>
          <table:table-cell table:style-name="ce35" office:value-type="string" calcext:value-type="string" table:number-columns-spanned="2" table:number-rows-spanned="1">
            <text:p>It wastes time to calculate the effect by the application and arrange the adjustment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A quick brief result of adjustment.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10" office:value-type="string" calcext:value-type="string" table:number-columns-spanned="3" table:number-rows-spanned="1">
            <text:p>5：Roster the staff</text:p>
          </table:table-cell>
          <table:covered-table-cell table:number-columns-repeated="2"/>
          <table:table-cell table:number-columns-repeated="4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8.Approve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8"/>
          <table:table-cell table:style-name="Default"/>
          <table:table-cell table:number-columns-repeated="2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/>
          <table:table-cell table:style-name="ce10" office:value-type="string" calcext:value-type="string" table:number-columns-spanned="3" table:number-rows-spanned="1">
            <text:p>7.Apply</text:p>
          </table:table-cell>
          <table:covered-table-cell table:number-columns-repeated="2"/>
          <table:table-cell/>
          <table:table-cell office:value-type="string" calcext:value-type="string">
            <text:p>Y</text:p>
          </table:table-cell>
          <table:table-cell table:number-columns-repeated="5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10" office:value-type="string" calcext:value-type="string" table:number-columns-spanned="3" table:number-rows-spanned="1">
            <text:p>6.Print and distribute the rostering table</text:p>
          </table:table-cell>
          <table:covered-table-cell table:number-columns-repeated="2"/>
          <table:table-cell/>
          <table:table-cell table:style-name="Default"/>
          <table:table-cell table:number-columns-repeated="2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office:value-type="string" calcext:value-type="string">
            <text:p>Y</text:p>
          </table:table-cell>
          <table:table-cell table:number-columns-repeated="7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5"/>
          <table:table-cell office:value-type="string" calcext:value-type="string">
            <text:p>N</text:p>
          </table:table-cell>
          <table:table-cell table:number-columns-repeated="5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3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8"/>
          <table:table-cell table:number-columns-repeated="4"/>
          <table:table-cell table:style-name="Default"/>
          <table:table-cell table:number-columns-repeated="2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27"/>
          <table:table-cell table:style-name="Default"/>
          <table:table-cell table:number-columns-repeated="6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5" table:number-rows-repeated="22">
          <table:table-cell table:number-columns-repeated="1024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宋体" svg:font-family="新宋体, 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3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4">0000/00/00</text:date>, <text:time style:data-style-name="N2" text:time-value="11:55:37.53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2:10.217000000</meta:creation-date>
    <meta:editing-duration>PT1H56M25S</meta:editing-duration>
    <meta:editing-cycles>12</meta:editing-cycles>
    <meta:generator>LibreOffice/5.3.4.2$Windows_X86_64 LibreOffice_project/f82d347ccc0be322489bf7da61d7e4ad13fe2ff3</meta:generator>
    <dc:date>2018-08-14T11:57:02.895000000</dc:date>
    <meta:document-statistic meta:table-count="1" meta:cell-count="74" meta:object-count="26"/>
  </office:meta>
</office:document-meta>
</file>